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MP0">
      <style:table-properties style:width="6.9285in" fo:margin-left="0.0313in" style:page-number="0" table:align="left"/>
    </style:style>
    <style:style style:name="Table3.A" style:family="table-column">
      <style:table-column-properties style:column-width="1.0618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1.3854in"/>
    </style:style>
    <style:style style:name="Table3.D" style:family="table-column">
      <style:table-column-properties style:column-width="1.9667in"/>
    </style:style>
    <style:style style:name="Table3.E" style:family="table-column">
      <style:table-column-properties style:column-width="1.3896in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382in" fo:margin-left="0.0236in" fo:margin-right="-0.0368in" table:align="margins"/>
    </style:style>
    <style:style style:name="Table4.A" style:family="table-column">
      <style:table-column-properties style:column-width="1.1382in" style:rel-column-width="10750*"/>
    </style:style>
    <style:style style:name="Table4.B" style:family="table-column">
      <style:table-column-properties style:column-width="5.8in" style:rel-column-width="5478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4" style:family="table-row">
      <style:table-row-properties style:min-row-height="0.25in"/>
    </style:style>
    <style:style style:name="Table4.7" style:family="table-row">
      <style:table-row-properties style:min-row-height="0.3424in"/>
    </style:style>
    <style:style style:name="P1" style:family="paragraph" style:parent-style-name="Standard">
      <style:text-properties fo:language="es" fo:country="CO"/>
    </style:style>
    <style:style style:name="P2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P3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style:snap-to-layout-grid="false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 style:snap-to-layout-grid="false"/>
    </style:style>
    <style:style style:name="P12" style:family="paragraph" style:parent-style-name="Standard">
      <style:text-properties fo:language="es" fo:country="CO"/>
    </style:style>
    <style:style style:name="P13" style:family="paragraph" style:parent-style-name="Standard">
      <style:text-properties fo:language="es" fo:country="CO" fo:font-weight="bold" style:font-weight-asian="bold" style:font-weight-complex="bold"/>
    </style:style>
    <style:style style:name="P14" style:family="paragraph" style:parent-style-name="Standard">
      <style:text-properties fo:language="es" fo:country="CO"/>
    </style:style>
    <style:style style:name="P15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style:snap-to-layout-grid="false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fo:language="es" fo:country="CO" style:font-size-asian="10pt" style:font-size-complex="10pt"/>
    </style:style>
    <style:style style:name="T3" style:family="text">
      <style:text-properties style:font-name="Calibri" fo:font-size="10pt" fo:language="es" fo:country="CO" fo:font-weight="normal" style:font-size-asian="10pt" style:font-weight-asian="normal" style:font-size-complex="10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tracked-changes>
        <text:changed-region text:id="ct885022956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85023292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85023404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85023516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85023628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85023740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85023852">
          <text:deletion>
            <office:change-info>
              <dc:creator>unknown</dc:creator>
              <dc:date>2010-10-28T09:42:00</dc:date>
            </office:change-info>
            <text:p text:style-name="P1">1</text:p>
          </text:deletion>
        </text:changed-region>
        <text:changed-region text:id="ct885023964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85024188">
          <text:deletion>
            <office:change-info>
              <dc:creator>unknown</dc:creator>
              <dc:date>2010-10-28T09:42:00</dc:date>
            </office:change-info>
            <text:p text:style-name="P1">Alta</text:p>
          </text:deletion>
        </text:changed-region>
        <text:changed-region text:id="ct885024300">
          <text:insertion>
            <office:change-info>
              <dc:creator>unknown</dc:creator>
              <dc:date>2010-11-04T11:13:00</dc:date>
            </office:change-info>
          </text:insertion>
        </text:changed-region>
        <text:changed-region text:id="ct885024412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85024524">
          <text:deletion>
            <office:change-info>
              <dc:creator>unknown</dc:creator>
              <dc:date>2010-05-13T09:05:00</dc:date>
            </office:change-info>
            <text:p text:style-name="P1">Administrador del sistema, Director programa, Coordinador de área, Jefatura, DACA</text:p>
          </text:deletion>
        </text:changed-region>
        <text:changed-region text:id="ct885024636">
          <text:insertion>
            <office:change-info>
              <dc:creator>unknown</dc:creator>
              <dc:date>2010-11-04T11:03:00</dc:date>
            </office:change-info>
          </text:insertion>
        </text:changed-region>
        <text:changed-region text:id="ct885024748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85024860">
          <text:deletion>
            <office:change-info>
              <dc:creator>unknown</dc:creator>
              <dc:date>2010-10-29T16:21:00</dc:date>
            </office:change-info>
            <text:p text:style-name="P1">6 horas </text:p>
          </text:deletion>
        </text:changed-region>
        <text:changed-region text:id="ct885024972">
          <text:insertion>
            <office:change-info>
              <dc:creator>unknown</dc:creator>
              <dc:date>2010-11-04T11:13:00</dc:date>
            </office:change-info>
          </text:insertion>
        </text:changed-region>
        <text:changed-region text:id="ct885025084">
          <text:insertion>
            <office:change-info>
              <dc:creator>unknown</dc:creator>
              <dc:date>2010-10-29T16:21:00</dc:date>
            </office:change-info>
          </text:insertion>
        </text:changed-region>
        <text:changed-region text:id="ct885025196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85025420">
          <text:deletion>
            <office:change-info>
              <dc:creator>unknown</dc:creator>
              <dc:date>2010-11-04T11:03:00</dc:date>
            </office:change-info>
            <text:p text:style-name="P1">HU-MGU-0</text:p>
          </text:deletion>
        </text:changed-region>
        <text:changed-region text:id="ct885025308">
          <text:deletion>
            <office:change-info>
              <dc:creator>unknown</dc:creator>
              <dc:date>2010-10-28T09:47:00</dc:date>
            </office:change-info>
            <text:p text:style-name="P1">0</text:p>
          </text:deletion>
        </text:changed-region>
        <text:changed-region text:id="ct885025532">
          <text:insertion>
            <office:change-info>
              <dc:creator>unknown</dc:creator>
              <dc:date>2010-11-04T11:14:00</dc:date>
            </office:change-info>
          </text:insertion>
        </text:changed-region>
        <text:changed-region text:id="ct885025644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85025868">
          <text:deletion>
            <office:change-info>
              <dc:creator>unknown</dc:creator>
              <dc:date>2010-05-13T09:11:00</dc:date>
            </office:change-info>
            <text:p text:style-name="P2"/>
            <text:p text:style-name="P2"/>
            <text:p text:style-name="P2">El usuario ingresa su indentificador (numero de documento) y su clave y da clic en ingresar, si el identificador del usuario y su clave son correctos el sistema despliega la interfaz inicial con las opciones que tiene el usuario de acuerdo al rol que este desempeña en el sistema.</text:p>
          </text:deletion>
        </text:changed-region>
        <text:changed-region text:id="ct885025756">
          <text:deletion>
            <office:change-info>
              <dc:creator>unknown</dc:creator>
              <dc:date>2010-05-13T09:07:00</dc:date>
            </office:change-info>
            <text:p text:style-name="P2">Esta historia de usuario se encarga del ingreso al sistema por parte del usuario.</text:p>
          </text:deletion>
        </text:changed-region>
        <text:changed-region text:id="ct885025980">
          <text:insertion>
            <office:change-info>
              <dc:creator>unknown</dc:creator>
              <dc:date>2010-11-04T11:04:00</dc:date>
            </office:change-info>
          </text:insertion>
        </text:changed-region>
        <text:changed-region text:id="ct885026092">
          <text:insertion>
            <office:change-info>
              <dc:creator>unknown</dc:creator>
              <dc:date>2010-11-04T11:05:00</dc:date>
            </office:change-info>
          </text:insertion>
        </text:changed-region>
        <text:changed-region text:id="ct885026204">
          <text:insertion>
            <office:change-info>
              <dc:creator>unknown</dc:creator>
              <dc:date>2010-11-04T11:06:00</dc:date>
            </office:change-info>
          </text:insertion>
        </text:changed-region>
        <text:changed-region text:id="ct885026316">
          <text:insertion>
            <office:change-info>
              <dc:creator>unknown</dc:creator>
              <dc:date>2010-11-04T11:09:00</dc:date>
            </office:change-info>
          </text:insertion>
        </text:changed-region>
        <text:changed-region text:id="ct885026428">
          <text:insertion>
            <office:change-info>
              <dc:creator>unknown</dc:creator>
              <dc:date>2010-11-04T11:07:00</dc:date>
            </office:change-info>
          </text:insertion>
        </text:changed-region>
        <text:changed-region text:id="ct885026540">
          <text:insertion>
            <office:change-info>
              <dc:creator>unknown</dc:creator>
              <dc:date>2010-11-04T11:09:00</dc:date>
            </office:change-info>
          </text:insertion>
        </text:changed-region>
        <text:changed-region text:id="ct885026652">
          <text:insertion>
            <office:change-info>
              <dc:creator>unknown</dc:creator>
              <dc:date>2010-11-04T11:10:00</dc:date>
            </office:change-info>
          </text:insertion>
        </text:changed-region>
        <text:changed-region text:id="ct885194768">
          <text:insertion>
            <office:change-info>
              <dc:creator>unknown</dc:creator>
              <dc:date>2010-11-04T11:11:00</dc:date>
            </office:change-info>
          </text:insertion>
        </text:changed-region>
        <text:changed-region text:id="ct885194880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85194992">
          <text:deletion>
            <office:change-info>
              <dc:creator>unknown</dc:creator>
              <dc:date>2010-06-01T09:45:00</dc:date>
            </office:change-info>
            <text:p text:style-name="P1">Si el nombre de usuario o la contraseña son incorrectas el sistema muestra un mensaje informando el error y devuelve al usuario a la pantalla de ingreso.</text:p>
          </text:deletion>
        </text:changed-region>
        <text:changed-region text:id="ct885195104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85195216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85195328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85195440">
          <text:format-change>
            <office:change-info>
              <dc:creator>unknown</dc:creator>
              <dc:date>2010-10-28T10:30:00</dc:date>
            </office:change-info>
          </text:format-change>
        </text:changed-region>
        <text:changed-region text:id="ct885195552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85195664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85195776">
          <text:insertion>
            <office:change-info>
              <dc:creator>unknown</dc:creator>
              <dc:date>2010-10-28T11:04:00</dc:date>
            </office:change-info>
          </text:insertion>
        </text:changed-region>
        <text:changed-region text:id="ct885195888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85196000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85196112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85196224">
          <text:insertion>
            <office:change-info>
              <dc:creator>unknown</dc:creator>
              <dc:date>2010-10-28T11:51:00</dc:date>
            </office:change-info>
          </text:insertion>
        </text:changed-region>
        <text:changed-region text:id="ct885196336">
          <text:insertion>
            <office:change-info>
              <dc:creator>unknown</dc:creator>
              <dc:date>2010-10-28T11:04:00</dc:date>
            </office:change-info>
          </text:insertion>
        </text:changed-region>
        <text:changed-region text:id="ct885196448">
          <text:insertion>
            <office:change-info>
              <dc:creator>unknown</dc:creator>
              <dc:date>2010-10-28T11:50:00</dc:date>
            </office:change-info>
          </text:insertion>
        </text:changed-region>
        <text:changed-region text:id="ct885196560">
          <text:format-change>
            <office:change-info>
              <dc:creator>unknown</dc:creator>
              <dc:date>2010-10-28T10:31:00</dc:date>
            </office:change-info>
          </text:format-change>
        </text:changed-region>
        <text:changed-region text:id="ct885196672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85196784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85196896">
          <text:insertion>
            <office:change-info>
              <dc:creator>unknown</dc:creator>
              <dc:date>2010-10-28T11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13"><text:change-start text:change-id="ct885022956"/>Control de Versiones del Documento<text:change-end text:change-id="ct885022956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3"><text:change-start text:change-id="ct885023292"/>Versión<text:change-end text:change-id="ct885023292"/></text:p>
          </table:table-cell>
          <table:table-cell table:style-name="Table3.A2" office:value-type="string">
            <text:p text:style-name="P13"><text:change-start text:change-id="ct885023404"/>Creación<text:change-end text:change-id="ct885023404"/></text:p>
          </table:table-cell>
          <table:table-cell table:style-name="Table3.A2" office:value-type="string">
            <text:p text:style-name="P13"><text:change-start text:change-id="ct885023516"/>Liberación<text:change-end text:change-id="ct885023516"/></text:p>
          </table:table-cell>
          <table:table-cell table:style-name="Table3.A2" office:value-type="string">
            <text:p text:style-name="P13"><text:change-start text:change-id="ct885023628"/>Descripción del Cambio<text:change-end text:change-id="ct885023628"/></text:p>
          </table:table-cell>
          <table:table-cell table:style-name="Table3.E2" office:value-type="string">
            <text:p text:style-name="P13"><text:change-start text:change-id="ct885023740"/>Autores<text:change-end text:change-id="ct885023740"/></text:p>
          </table:table-cell>
        </table:table-row>
        <table:table-row>
          <table:table-cell table:style-name="Table3.A2" office:value-type="string">
            <text:p text:style-name="P1"><text:change text:change-id="ct885023852"/>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E2" office:value-type="string">
            <text:p text:style-name="P1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<text:change-start text:change-id="ct885023964"/>Prioridad<text:change-end text:change-id="ct885023964"/></text:p>
          </table:table-cell>
          <table:table-cell table:style-name="Table4.B1" office:value-type="string">
            <text:p text:style-name="P1"><text:change text:change-id="ct885024188"/><text:change-start text:change-id="ct885024300"/>Baja<text:change-end text:change-id="ct885024300"/></text:p>
          </table:table-cell>
        </table:table-row>
        <table:table-row>
          <table:table-cell table:style-name="Table4.A2" office:value-type="string">
            <text:p text:style-name="P13"><text:change-start text:change-id="ct885024412"/>Actores<text:change-end text:change-id="ct885024412"/></text:p>
          </table:table-cell>
          <table:table-cell table:style-name="Table4.B2" office:value-type="string">
            <text:p text:style-name="P1"><text:change text:change-id="ct885024524"/><text:change-start text:change-id="ct885024636"/>Director de programa<text:change-end text:change-id="ct885024636"/></text:p>
          </table:table-cell>
        </table:table-row>
        <table:table-row>
          <table:table-cell table:style-name="Table4.A2" office:value-type="string">
            <text:p text:style-name="P13"><text:change-start text:change-id="ct885024748"/>Estimación<text:change-end text:change-id="ct885024748"/></text:p>
          </table:table-cell>
          <table:table-cell table:style-name="Table4.B2" office:value-type="string">
            <text:p text:style-name="P1"><text:change text:change-id="ct885024860"/><text:change-start text:change-id="ct885024972"/>15<text:change-end text:change-id="ct885024972"/><text:change-start text:change-id="ct885025084"/> horas<text:change-end text:change-id="ct885025084"/></text:p>
          </table:table-cell>
        </table:table-row>
        <table:table-row table:style-name="Table4.4">
          <table:table-cell table:style-name="Table4.A2" office:value-type="string">
            <text:p text:style-name="P13"><text:change-start text:change-id="ct885025196"/>Dependencia<text:change-end text:change-id="ct885025196"/></text:p>
          </table:table-cell>
          <table:table-cell table:style-name="Table4.B2" office:value-type="string">
            <text:p text:style-name="P1"><text:change text:change-id="ct885025420"/><text:change text:change-id="ct885025308"/><text:change-start text:change-id="ct885025532"/>HU-MAS-04<text:change-end text:change-id="ct885025532"/></text:p>
          </table:table-cell>
        </table:table-row>
        <table:table-row>
          <table:table-cell table:style-name="Table4.A2" office:value-type="string">
            <text:p text:style-name="P13"><text:change-start text:change-id="ct885025644"/>Descripción<text:change-end text:change-id="ct885025644"/></text:p>
          </table:table-cell>
          <table:table-cell table:style-name="Table4.B2" office:value-type="string">
            <text:p text:style-name="P2"><text:change text:change-id="ct885025868"/><text:change text:change-id="ct885025756"/><text:change-start text:change-id="ct885025980"/>Esta historia de usuario inicia cuando el usuario quiere consult<text:change-end text:change-id="ct885025980"/><text:change-start text:change-id="ct885026092"/>ar las estadistica<text:change-end text:change-id="ct885026092"/><text:change-start text:change-id="ct885026204"/> de las solicitudes para ver <text:change-end text:change-id="ct885026204"/><text:change-start text:change-id="ct885026316"/>la <text:change-end text:change-id="ct885026316"/><text:change-start text:change-id="ct885026428"/>información de la solicitud <text:change-end text:change-id="ct885026428"/><text:change-start text:change-id="ct885026540"/>correspondiente al <text:span text:style-name="T4">estado</text:span>, <text:span text:style-name="T4">tipo de programa</text:span><text:span text:style-name="T5">, </text:span><text:change-end text:change-id="ct885026540"/><text:change-start text:change-id="ct885026652"/><text:span text:style-name="T4">fecha estado, solicitante, tipo de análisis,</text:span><text:change-end text:change-id="ct885026652"/><text:change-start text:change-id="ct885194768"/><text:span text:style-name="T4"> facultad, escuela, duración, inscritos, admitidos, punto de equilibrio costo variables y punto de equilibrio costos fijos.</text:span><text:change-end text:change-id="ct885194768"/></text:p>
          </table:table-cell>
        </table:table-row>
        <table:table-row>
          <table:table-cell table:style-name="Table4.A2" office:value-type="string">
            <text:p text:style-name="P13"><text:change-start text:change-id="ct885194880"/>Observaciones<text:change-end text:change-id="ct885194880"/></text:p>
          </table:table-cell>
          <table:table-cell table:style-name="Table4.B2" office:value-type="string">
            <text:p text:style-name="P1"><text:change text:change-id="ct885194992"/></text:p>
          </table:table-cell>
        </table:table-row>
        <table:table-row table:style-name="Table4.7">
          <table:table-cell table:style-name="Table4.A2" office:value-type="string">
            <text:p text:style-name="P13"><text:change-start text:change-id="ct885195104"/>Fecha de Prueba<text:change-end text:change-id="ct885195104"/></text:p>
          </table:table-cell>
          <table:table-cell table:style-name="Table4.B2" office:value-type="string">
            <text:p text:style-name="P1"/>
          </table:table-cell>
        </table:table-row>
        <table:table-row>
          <table:table-cell table:style-name="Table4.A2" table:number-rows-spanned="3" office:value-type="string">
            <text:p text:style-name="P13"><text:change-start text:change-id="ct885195216"/>Contacto<text:change-end text:change-id="ct885195216"/></text:p>
          </table:table-cell>
          <table:table-cell table:style-name="Table4.B2" office:value-type="string">
            <text:p text:style-name="Standard"><text:change-start text:change-id="ct885195328"/><text:span text:style-name="Fuente_20_de_20_párrafo_20_predeter."><text:span text:style-name="T1">Nombre</text:span></text:span><text:change-end text:change-id="ct885195328"/><text:change-start text:change-id="ct885195440"/><text:span text:style-name="Fuente_20_de_20_párrafo_20_predeter."><text:span text:style-name="T3">:</text:span></text:span><text:change-end text:change-id="ct885195440"/><text:change-start text:change-id="ct885195552"/><text:span text:style-name="Fuente_20_de_20_párrafo_20_predeter."><text:span text:style-name="T3"> </text:span></text:span><text:change-end text:change-id="ct885195552"/><text:change-start text:change-id="ct885195664"/><text:span text:style-name="Fuente_20_de_20_párrafo_20_predeter."><text:span text:style-name="T3"><text:s/></text:span></text:span><text:change-end text:change-id="ct885195664"/><text:change-start text:change-id="ct885195776"/><text:span text:style-name="Fuente_20_de_20_párrafo_20_predeter."><text:span text:style-name="T3">Rodolfo Padilla</text:span></text:span><text:change-end text:change-id="ct885195776"/></text:p>
          </table:table-cell>
        </table:table-row>
        <table:table-row>
          <table:covered-table-cell/>
          <table:table-cell table:style-name="Table4.B2" office:value-type="string">
            <text:p text:style-name="P1"><text:change-start text:change-id="ct885195888"/><text:span text:style-name="T4">Teléfono</text:span><text:change-end text:change-id="ct885195888"/><text:change-start text:change-id="ct885196000"/>:<text:change-end text:change-id="ct885196000"/><text:change-start text:change-id="ct885196112"/> <text:change-end text:change-id="ct885196112"/><text:change-start text:change-id="ct885196224"/>321 21 00 <text:change-end text:change-id="ct885196224"/><text:change-start text:change-id="ct885196336"/>Ext - <text:change-end text:change-id="ct885196336"/><text:change-start text:change-id="ct885196448"/>2832<text:change-end text:change-id="ct885196448"/></text:p>
          </table:table-cell>
        </table:table-row>
        <table:table-row>
          <table:covered-table-cell/>
          <table:table-cell table:style-name="Table4.B2" office:value-type="string">
            <text:p text:style-name="P1"><text:change-start text:change-id="ct885196560"/><text:span text:style-name="T4">E-mail</text:span><text:change-end text:change-id="ct885196560"/><text:change-start text:change-id="ct885196672"/>:<text:change-end text:change-id="ct885196672"/><text:change-start text:change-id="ct885196784"/> <text:change-end text:change-id="ct885196784"/><text:change-start text:change-id="ct885196896"/>rpadilla@univalle.edu.co<text:change-end text:change-id="ct88519689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CO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CO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en" fo:country="US" style:font-name-asian="Arial Unicode MS" style:font-name-complex="Tahoma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Absatz-Standardschriftart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514in" fo:margin-left="0.0083in" fo:margin-right="-0.0347in" table:align="margins"/>
    </style:style>
    <style:style style:name="Table1.A" style:family="table-column">
      <style:table-column-properties style:column-width="1.3688in" style:rel-column-width="12904*"/>
    </style:style>
    <style:style style:name="Table1.B" style:family="table-column">
      <style:table-column-properties style:column-width="4.3229in" style:rel-column-width="40754*"/>
    </style:style>
    <style:style style:name="Table1.C" style:family="table-column">
      <style:table-column-properties style:column-width="1.2597in" style:rel-column-width="11877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64in" fo:margin-left="0.0313in" table:align="left"/>
    </style:style>
    <style:style style:name="Table2.A" style:family="table-column">
      <style:table-column-properties style:column-width="2.3083in"/>
    </style:style>
    <style:style style:name="Table2.C" style:family="table-column">
      <style:table-column-properties style:column-width="2.3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style:snap-to-layout-grid="false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fo:language="es" fo:country="CO" style:font-size-asian="10pt" style:font-size-complex="1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1.9772in" fo:margin-left="0in" fo:margin-right="0in" fo:margin-bottom="0in" style:dynamic-spacing="true"/>
      </style:header-style>
      <style:footer-style>
        <style:header-footer-properties fo:min-height="1.3445in" fo:margin-left="0in" fo:margin-right="0in" fo:margin-top="0in" style:dynamic-spacing="true"/>
      </style:footer-style>
    </style:page-layout>
  </office:automatic-styles>
  <office:master-styles>
    <style:master-page style:name="Standard" style:page-layout-name="pm1"/>
    <style:master-page style:name="MP0" style:page-layout-name="pm2">
      <style:header>
        <text:tracked-changes>
          <text:changed-region text:id="ct885278248">
            <text:deletion>
              <office:change-info>
                <dc:creator>unknown</dc:creator>
                <dc:date>2010-05-13T09:15:00</dc:date>
              </office:change-info>
              <text:p text:style-name="P1">HERRAMIENTA PARA LA GESTION DE LAS HISTORIAS DE USUARIO</text:p>
            </text:deletion>
          </text:changed-region>
          <text:changed-region text:id="ct885277800">
            <text:insertion>
              <office:change-info>
                <dc:creator>unknown</dc:creator>
                <dc:date>2010-05-13T09:15:00</dc:date>
              </office:change-info>
            </text:insertion>
          </text:changed-region>
          <text:changed-region text:id="ct887384304">
            <text:deletion>
              <office:change-info>
                <dc:creator>unknown</dc:creator>
                <dc:date>2010-12-02T11:37:00</dc:date>
              </office:change-info>
              <text:p text:style-name="P4">ODPI</text:p>
            </text:deletion>
          </text:changed-region>
          <text:changed-region text:id="ct887384192">
            <text:insertion>
              <office:change-info>
                <dc:creator>unknown</dc:creator>
                <dc:date>2010-12-02T11:37:00</dc:date>
              </office:change-info>
            </text:insertion>
          </text:changed-region>
          <text:changed-region text:id="ct885277352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83924752">
            <text:deletion>
              <office:change-info>
                <dc:creator>unknown</dc:creator>
                <dc:date>2010-10-28T09:41:00</dc:date>
              </office:change-info>
              <text:p text:style-name="P5"><text:span text:style-name="Fuente_20_de_20_párrafo_20_predeter."><text:span text:style-name="T2">Gestion de usuarios</text:span></text:span></text:p>
            </text:deletion>
          </text:changed-region>
          <text:changed-region text:id="ct885276680">
            <text:insertion>
              <office:change-info>
                <dc:creator>unknown</dc:creator>
                <dc:date>2010-11-04T11:33:00</dc:date>
              </office:change-info>
            </text:insertion>
          </text:changed-region>
          <text:changed-region text:id="ct885277128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8527757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85278808">
            <text:deletion>
              <office:change-info>
                <dc:creator>unknown</dc:creator>
                <dc:date>2010-06-01T09:40:00</dc:date>
              </office:change-info>
              <text:p text:style-name="P5"><text:span text:style-name="Fuente_20_de_20_párrafo_20_predeter."><text:span text:style-name="T2">Autenticar</text:span></text:span></text:p>
            </text:deletion>
          </text:changed-region>
          <text:changed-region text:id="ct885278696">
            <text:deletion>
              <office:change-info>
                <dc:creator>unknown</dc:creator>
                <dc:date>2010-10-28T09:41:00</dc:date>
              </office:change-info>
              <text:p text:style-name="P5"><text:span text:style-name="Fuente_20_de_20_párrafo_20_predeter."><text:span text:style-name="T2">.</text:span></text:span></text:p>
            </text:deletion>
          </text:changed-region>
          <text:changed-region text:id="ct885278472">
            <text:deletion>
              <office:change-info>
                <dc:creator>unknown</dc:creator>
                <dc:date>2010-06-01T09:40:00</dc:date>
              </office:change-info>
              <text:p text:style-name="P5"><text:span text:style-name="Fuente_20_de_20_párrafo_20_predeter."><text:span text:style-name="T2">usuario</text:span></text:span></text:p>
            </text:deletion>
          </text:changed-region>
          <text:changed-region text:id="ct885278024">
            <text:deletion>
              <office:change-info>
                <dc:creator>unknown</dc:creator>
                <dc:date>2010-10-28T09:41:00</dc:date>
              </office:change-info>
              <text:p text:style-name="P5"><text:span text:style-name="Fuente_20_de_20_párrafo_20_predeter."><text:span text:style-name="T2"><text:s/>usuario</text:span></text:span></text:p>
            </text:deletion>
          </text:changed-region>
          <text:changed-region text:id="ct885278920">
            <text:insertion>
              <office:change-info>
                <dc:creator>unknown</dc:creator>
                <dc:date>2010-11-04T11:03:00</dc:date>
              </office:change-info>
            </text:insertion>
          </text:changed-region>
          <text:changed-region text:id="ct885279032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85279144">
            <text:deletion>
              <office:change-info>
                <dc:creator>unknown</dc:creator>
                <dc:date>2010-11-04T11:32:00</dc:date>
              </office:change-info>
              <text:p text:style-name="P7">GU</text:p>
            </text:deletion>
          </text:changed-region>
          <text:changed-region text:id="ct885279256">
            <text:insertion>
              <office:change-info>
                <dc:creator>unknown</dc:creator>
                <dc:date>2010-11-04T11:33:00</dc:date>
              </office:change-info>
            </text:insertion>
          </text:changed-region>
          <text:changed-region text:id="ct885279368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85279480">
            <text:deletion>
              <office:change-info>
                <dc:creator>unknown</dc:creator>
                <dc:date>2010-10-28T09:40:00</dc:date>
              </office:change-info>
              <text:p text:style-name="P7">1</text:p>
            </text:deletion>
          </text:changed-region>
          <text:changed-region text:id="ct885279592">
            <text:insertion>
              <office:change-info>
                <dc:creator>unknown</dc:creator>
                <dc:date>2010-11-04T11:02:00</dc:date>
              </office:change-info>
            </text:insertion>
          </text:changed-region>
          <text:changed-region text:id="ct88527970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8527981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85280376">
            <text:deletion>
              <office:change-info>
                <dc:creator>unknown</dc:creator>
                <dc:date>2010-10-28T09:40:00</dc:date>
              </office:change-info>
              <text:p text:style-name="P7">-2010</text:p>
            </text:deletion>
          </text:changed-region>
          <text:changed-region text:id="ct885280264">
            <text:deletion>
              <office:change-info>
                <dc:creator>unknown</dc:creator>
                <dc:date>2010-06-08T09:01:00</dc:date>
              </office:change-info>
              <text:p text:style-name="P7">0</text:p>
            </text:deletion>
          </text:changed-region>
          <text:changed-region text:id="ct885280152">
            <text:deletion>
              <office:change-info>
                <dc:creator>unknown</dc:creator>
                <dc:date>2010-06-01T09:46:00</dc:date>
              </office:change-info>
              <text:p text:style-name="P7">2</text:p>
            </text:deletion>
          </text:changed-region>
          <text:changed-region text:id="ct885280040">
            <text:deletion>
              <office:change-info>
                <dc:creator>unknown</dc:creator>
                <dc:date>2010-10-28T09:40:00</dc:date>
              </office:change-info>
              <text:p text:style-name="P7">-</text:p>
            </text:deletion>
          </text:changed-region>
          <text:changed-region text:id="ct885279928">
            <text:deletion>
              <office:change-info>
                <dc:creator>unknown</dc:creator>
                <dc:date>2010-06-01T09:46:00</dc:date>
              </office:change-info>
              <text:p text:style-name="P7">27</text:p>
            </text:deletion>
          </text:changed-region>
          <text:changed-region text:id="ct885280488">
            <text:insertion>
              <office:change-info>
                <dc:creator>unknown</dc:creator>
                <dc:date>2010-11-04T11:02:00</dc:date>
              </office:change-info>
            </text:insertion>
          </text:changed-region>
          <text:changed-region text:id="ct885280600">
            <text:insertion>
              <office:change-info>
                <dc:creator>unknown</dc:creator>
                <dc:date>2010-10-28T09:40:00</dc:date>
              </office:change-info>
            </text:insertion>
          </text:changed-region>
        </text:tracked-changes>
        <text:p text:style-name="P1"><text:change text:change-id="ct885278248"/><text:change-start text:change-id="ct885277800"/>SISTEMA DE ANÁLISIS DE SOSTENIBILIDAD DE PROGRAMAS ACADÉMICOS<text:change-end text:change-id="ct885277800"/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rows-spanned="3" office:value-type="string">
              <text:p text:style-name="P3">SASPA</text:p>
              <text:p text:style-name="P4"><text:change text:change-id="ct887384304"/><text:change-start text:change-id="ct887384192"/>OPDI<text:change-end text:change-id="ct887384192"/></text:p>
            </table:table-cell>
            <table:table-cell table:style-name="Table1.B1" office:value-type="string">
              <text:p text:style-name="P5"><text:change-start text:change-id="ct885277352"/><text:span text:style-name="Fuente_20_de_20_párrafo_20_predeter."><text:span text:style-name="T1">Modulo</text:span></text:span><text:span text:style-name="Fuente_20_de_20_párrafo_20_predeter."><text:span text:style-name="T2">: </text:span></text:span><text:change-end text:change-id="ct885277352"/><text:change text:change-id="ct883924752"/><text:change-start text:change-id="ct885276680"/><text:span text:style-name="Fuente_20_de_20_párrafo_20_predeter."><text:span text:style-name="T2">Administrar Solicitudes</text:span></text:span><text:change-end text:change-id="ct885276680"/></text:p>
            </table:table-cell>
            <table:table-cell table:style-name="Table1.C1" office:value-type="string">
              <text:p text:style-name="P6"><text:change-start text:change-id="ct885277128"/>Página<text:change-end text:change-id="ct885277128"/></text:p>
            </table:table-cell>
          </table:table-row>
          <table:table-row>
            <table:covered-table-cell/>
            <table:table-cell table:style-name="Table1.B2" office:value-type="string">
              <text:p text:style-name="P5"><text:change-start text:change-id="ct885277576"/><text:span text:style-name="Fuente_20_de_20_párrafo_20_predeter."><text:span text:style-name="T1">Título</text:span></text:span><text:span text:style-name="Fuente_20_de_20_párrafo_20_predeter."><text:span text:style-name="T2">: </text:span></text:span><text:change-end text:change-id="ct885277576"/><text:change text:change-id="ct885278808"/><text:change text:change-id="ct885278696"/><text:change text:change-id="ct885278472"/><text:change text:change-id="ct885278024"/><text:change-start text:change-id="ct885278920"/><text:span text:style-name="Fuente_20_de_20_párrafo_20_predeter."><text:span text:style-name="T2">Estadisticas Dirección</text:span></text:span><text:change-end text:change-id="ct885278920"/></text:p>
            </table:table-cell>
            <table:table-cell table:style-name="Table1.C2" office:value-type="string">
              <text:p text:style-name="P6"><text:change-start text:change-id="ct885279032"/>Identificador</text:p>
              <text:p text:style-name="P7">HU-M<text:change-end text:change-id="ct885279032"/><text:change text:change-id="ct885279144"/><text:change-start text:change-id="ct885279256"/>AS<text:change-end text:change-id="ct885279256"/><text:change-start text:change-id="ct885279368"/>-0<text:change-end text:change-id="ct885279368"/><text:change text:change-id="ct885279480"/><text:change-start text:change-id="ct885279592"/>9<text:change-end text:change-id="ct885279592"/></text:p>
            </table:table-cell>
          </table:table-row>
          <table:table-row>
            <table:covered-table-cell/>
            <table:table-cell table:style-name="Table1.B2" office:value-type="string">
              <text:p text:style-name="P5"><text:change-start text:change-id="ct885279704"/><text:span text:style-name="Fuente_20_de_20_párrafo_20_predeter."><text:span text:style-name="T1">Responsables</text:span></text:span><text:span text:style-name="Fuente_20_de_20_párrafo_20_predeter."><text:span text:style-name="T2">: Luis Armando Nuñez</text:span></text:span><text:change-end text:change-id="ct885279704"/></text:p>
            </table:table-cell>
            <table:table-cell table:style-name="Table1.C2" office:value-type="string">
              <text:p text:style-name="P8"><text:change-start text:change-id="ct885279816"/><text:span text:style-name="Fuente_20_de_20_párrafo_20_predeter."><text:span text:style-name="T1">Fecha</text:span></text:span></text:p>
              <text:p text:style-name="P7"><text:change-end text:change-id="ct885279816"/><text:change text:change-id="ct885280376"/><text:change text:change-id="ct885280264"/><text:change text:change-id="ct885280152"/><text:change text:change-id="ct885280040"/><text:change text:change-id="ct885279928"/><text:change-start text:change-id="ct885280488"/>04<text:change-end text:change-id="ct885280488"/><text:change-start text:change-id="ct885280600"/>-Nov-2010<text:change-end text:change-id="ct885280600"/></text:p>
            </table:table-cell>
          </table:table-row>
        </table:table>
        <text:p text:style-name="P2"/>
      </style:header>
      <style:footer>
        <table:table table:name="Table2" table:style-name="Table2">
          <table:table-column table:style-name="Table2.A" table:number-columns-repeated="2"/>
          <table:table-column table:style-name="Table2.C"/>
          <table:table-row>
            <table:table-cell table:style-name="Table2.A1" office:value-type="string">
              <text:p text:style-name="P6">Revisado por</text:p>
            </table:table-cell>
            <table:table-cell table:style-name="Table2.A1" office:value-type="string">
              <text:p text:style-name="P6">Firma</text:p>
            </table:table-cell>
            <table:table-cell table:style-name="Table2.C1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9"/>
            </table:table-cell>
            <table:table-cell table:style-name="Table2.A2" office:value-type="string">
              <text:p text:style-name="P9"/>
            </table:table-cell>
            <table:table-cell table:style-name="Table2.C2" office:value-type="string">
              <text:p text:style-name="P9"/>
            </table:table-cell>
          </table:table-row>
          <table:table-row>
            <table:table-cell table:style-name="Table2.A2" office:value-type="string">
              <text:p text:style-name="P6">Aprobar por</text:p>
            </table:table-cell>
            <table:table-cell table:style-name="Table2.A2" office:value-type="string">
              <text:p text:style-name="P6">Firma</text:p>
            </table:table-cell>
            <table:table-cell table:style-name="Table2.C2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9"/>
            </table:table-cell>
            <table:table-cell table:style-name="Table2.A2" office:value-type="string">
              <text:p text:style-name="P9"/>
            </table:table-cell>
            <table:table-cell table:style-name="Table2.C2" office:value-type="string">
              <text:p text:style-name="P9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8$Build-9364</meta:generator>
    <meta:initial-creator>Oscar Orlando Ceballos Argote</meta:initial-creator>
    <meta:creation-date>2010-02-27T20:29:00</meta:creation-date>
    <dc:date>2010-12-02T11:37:47</dc:date>
    <meta:editing-cycles>59</meta:editing-cycles>
    <meta:editing-duration>PT3H0M14S</meta:editing-duration>
    <meta:template xlink:type="simple" xlink:actuate="onRequest" xlink:href="../../HU-MGU-01-Autenticar-Usuario.odt/Normal.dotm"/>
    <meta:user-defined meta:name="Información 1"/>
    <meta:user-defined meta:name="Información 2"/>
    <meta:user-defined meta:name="Información 3"/>
    <meta:user-defined meta:name="Información 4"/>
    <meta:document-statistic meta:table-count="4" meta:image-count="0" meta:object-count="0" meta:page-count="1" meta:paragraph-count="62" meta:word-count="261" meta:character-count="1637"/>
  </office:meta>
</office:document-meta>
</file>